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sign-1000" table:style-name="ta1">
        <table:shapes>
          <draw:frame draw:z-index="0" draw:style-name="gr1" draw:text-style-name="P1" svg:width="8.8177in" svg:height="5.2811in" svg:x="0.4657in" svg:y="0.0417in">
            <draw:object draw:notify-on-update-of-ranges="'assign-1000'.A1:'assign-1000'.A1 'assign-1000'.A2:'assign-1000'.A103 'assign-1000'.B1:'assign-1000'.B1 'assign-1000'.B2:'assign-10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647206" calcext:value-type="float">
            <text:p>1648430647206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648209" calcext:value-type="float">
            <text:p>1648430648209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48225" calcext:value-type="float">
            <text:p>1648430648225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49210" calcext:value-type="float">
            <text:p>1648430649210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49221" calcext:value-type="float">
            <text:p>164843064922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0217" calcext:value-type="float">
            <text:p>164843065021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0220" calcext:value-type="float">
            <text:p>164843065022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1212" calcext:value-type="float">
            <text:p>164843065121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1216" calcext:value-type="float">
            <text:p>164843065121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2212" calcext:value-type="float">
            <text:p>164843065221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2215" calcext:value-type="float">
            <text:p>164843065221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3214" calcext:value-type="float">
            <text:p>164843065321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3216" calcext:value-type="float">
            <text:p>164843065321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4215" calcext:value-type="float">
            <text:p>164843065421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4217" calcext:value-type="float">
            <text:p>164843065421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5216" calcext:value-type="float">
            <text:p>164843065521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655219" calcext:value-type="float">
            <text:p>164843065521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56216" calcext:value-type="float">
            <text:p>164843065621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56219" calcext:value-type="float">
            <text:p>164843065621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57216" calcext:value-type="float">
            <text:p>164843065721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57219" calcext:value-type="float">
            <text:p>164843065721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58218" calcext:value-type="float">
            <text:p>164843065821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58221" calcext:value-type="float">
            <text:p>164843065822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59220" calcext:value-type="float">
            <text:p>164843065922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59223" calcext:value-type="float">
            <text:p>164843065922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0221" calcext:value-type="float">
            <text:p>164843066022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0224" calcext:value-type="float">
            <text:p>164843066022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1224" calcext:value-type="float">
            <text:p>164843066122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1226" calcext:value-type="float">
            <text:p>164843066122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2224" calcext:value-type="float">
            <text:p>164843066222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2227" calcext:value-type="float">
            <text:p>164843066222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3225" calcext:value-type="float">
            <text:p>164843066322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3228" calcext:value-type="float">
            <text:p>164843066322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4228" calcext:value-type="float">
            <text:p>164843066422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4230" calcext:value-type="float">
            <text:p>164843066423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5228" calcext:value-type="float">
            <text:p>164843066522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5231" calcext:value-type="float">
            <text:p>164843066523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6229" calcext:value-type="float">
            <text:p>164843066622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6231" calcext:value-type="float">
            <text:p>164843066623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7230" calcext:value-type="float">
            <text:p>164843066723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7232" calcext:value-type="float">
            <text:p>164843066723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8231" calcext:value-type="float">
            <text:p>164843066823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8233" calcext:value-type="float">
            <text:p>164843066823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9232" calcext:value-type="float">
            <text:p>164843066923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69235" calcext:value-type="float">
            <text:p>16484306692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0232" calcext:value-type="float">
            <text:p>164843067023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0235" calcext:value-type="float">
            <text:p>16484306702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1232" calcext:value-type="float">
            <text:p>164843067123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1235" calcext:value-type="float">
            <text:p>16484306712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2232" calcext:value-type="float">
            <text:p>164843067223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2235" calcext:value-type="float">
            <text:p>16484306722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3235" calcext:value-type="float">
            <text:p>16484306732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3237" calcext:value-type="float">
            <text:p>164843067323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4236" calcext:value-type="float">
            <text:p>164843067423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4239" calcext:value-type="float">
            <text:p>164843067423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5237" calcext:value-type="float">
            <text:p>164843067523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5239" calcext:value-type="float">
            <text:p>164843067523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6238" calcext:value-type="float">
            <text:p>164843067623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6241" calcext:value-type="float">
            <text:p>164843067624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7240" calcext:value-type="float">
            <text:p>164843067724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7242" calcext:value-type="float">
            <text:p>164843067724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8240" calcext:value-type="float">
            <text:p>164843067824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8243" calcext:value-type="float">
            <text:p>164843067824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9241" calcext:value-type="float">
            <text:p>164843067924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79244" calcext:value-type="float">
            <text:p>164843067924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0242" calcext:value-type="float">
            <text:p>164843068024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0245" calcext:value-type="float">
            <text:p>164843068024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1243" calcext:value-type="float">
            <text:p>164843068124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1246" calcext:value-type="float">
            <text:p>164843068124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2244" calcext:value-type="float">
            <text:p>164843068224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2247" calcext:value-type="float">
            <text:p>164843068224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3244" calcext:value-type="float">
            <text:p>164843068324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3247" calcext:value-type="float">
            <text:p>164843068324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4246" calcext:value-type="float">
            <text:p>164843068424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4248" calcext:value-type="float">
            <text:p>164843068424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5247" calcext:value-type="float">
            <text:p>164843068524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5249" calcext:value-type="float">
            <text:p>164843068524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6248" calcext:value-type="float">
            <text:p>164843068624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6250" calcext:value-type="float">
            <text:p>164843068625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7248" calcext:value-type="float">
            <text:p>164843068724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7251" calcext:value-type="float">
            <text:p>164843068725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8249" calcext:value-type="float">
            <text:p>164843068824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8252" calcext:value-type="float">
            <text:p>164843068825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9252" calcext:value-type="float">
            <text:p>164843068925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89255" calcext:value-type="float">
            <text:p>1648430689255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0253" calcext:value-type="float">
            <text:p>164843069025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0256" calcext:value-type="float">
            <text:p>164843069025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1254" calcext:value-type="float">
            <text:p>1648430691254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1257" calcext:value-type="float">
            <text:p>164843069125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2255" calcext:value-type="float">
            <text:p>1648430692255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2257" calcext:value-type="float">
            <text:p>164843069225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3256" calcext:value-type="float">
            <text:p>164843069325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3258" calcext:value-type="float">
            <text:p>1648430693258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4256" calcext:value-type="float">
            <text:p>164843069425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4259" calcext:value-type="float">
            <text:p>164843069425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5257" calcext:value-type="float">
            <text:p>164843069525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5260" calcext:value-type="float">
            <text:p>164843069526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6259" calcext:value-type="float">
            <text:p>164843069625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6261" calcext:value-type="float">
            <text:p>164843069626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7260" calcext:value-type="float">
            <text:p>164843069726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7262" calcext:value-type="float">
            <text:p>164843069726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697263" calcext:value-type="float">
            <text:p>1648430697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25:51.284983664</dc:date>
    <meta:editing-duration>PT18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98cm" svg:height="13.415cm" xlink:href=".." xlink:type="simple" chart:class="chart:line" chart:style-name="ch1">
        <chart:legend chart:legend-position="end" svg:x="20.287cm" svg:y="6.159cm" style:legend-expansion="high" chart:style-name="ch2"/>
        <chart:plot-area chart:style-name="ch3" table:cell-range-address="'assign-1000'.A1:'assign-1000'.B103" chart:data-source-has-labels="row" svg:x="0.447cm" svg:y="0.268cm" svg:width="19.393cm" svg:height="12.879cm">
          <chartooo:coordinate-region svg:x="0.883cm" svg:y="0.389cm" svg:width="18.957cm" svg:height="11.7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ssign-1000'.A2:'assign-1000'.A103" chart:label-cell-address="'assign-1000'.A1:'assign-1000'.A1" chart:class="chart:line">
            <chart:data-point chart:repeated="102"/>
          </chart:series>
          <chart:series chart:style-name="ch7" chart:values-cell-range-address="'assign-1000'.B2:'assign-1000'.B103" chart:label-cell-address="'assign-1000'.B1:'assign-10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assign-1000'.A1:'assign-1000'.A1</svg:desc>
                </draw:g>
              </table:table-cell>
              <table:table-cell office:value-type="string">
                <text:p> total</text:p>
                <draw:g>
                  <svg:desc>'assign-1000'.B1:'assign-1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assign-1000'.A2:'assign-1000'.A103</svg:desc>
                </draw:g>
              </table:table-cell>
              <table:table-cell office:value-type="float" office:value="5.43">
                <text:p>5.43</text:p>
                <draw:g>
                  <svg:desc>'assign-1000'.B2:'assign-10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">
                <text:p>2.77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">
                <text:p>2.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">
                <text:p>2.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">
                <text:p>2.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">
                <text:p>2.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">
                <text:p>2.1</text:p>
              </table:table-cell>
              <table:table-cell office:value-type="float" office:value="4.23">
                <text:p>4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